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solid" svg:stroke-width="0.028cm" svg:stroke-color="#000000" draw:stroke-linejoin="round" svg:stroke-linecap="butt" draw:fill="none" fo:padding-top="0.014cm" fo:padding-bottom="0.014cm" fo:padding-left="0.014cm" fo:padding-right="0.014cm" loext:decorative="false"/>
    </style:style>
    <style:style style:name="gr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4" style:family="graphic" style:parent-style-name="standard">
      <style:graphic-properties draw:stroke="solid" svg:stroke-width="0.052cm" svg:stroke-color="#1f77b4" draw:stroke-linejoin="round" svg:stroke-linecap="square" draw:fill="none" fo:padding-top="0.026cm" fo:padding-bottom="0.026cm" fo:padding-left="0.026cm" fo:padding-right="0.026cm" loext:decorative="false"/>
    </style:style>
    <style:style style:name="gr5" style:family="graphic" style:parent-style-name="standard">
      <style:graphic-properties draw:stroke="solid" svg:stroke-width="0.052cm" svg:stroke-color="#ff7f0e" draw:stroke-linejoin="round" svg:stroke-linecap="square" draw:fill="none" fo:padding-top="0.026cm" fo:padding-bottom="0.026cm" fo:padding-left="0.026cm" fo:padding-right="0.026cm" loext:decorative="false"/>
    </style:style>
    <style:style style:name="gr6" style:family="graphic" style:parent-style-name="standard">
      <style:graphic-properties draw:stroke="solid" svg:stroke-width="0.052cm" svg:stroke-color="#2ca02c" draw:stroke-linejoin="round" svg:stroke-linecap="square" draw:fill="none" fo:padding-top="0.026cm" fo:padding-bottom="0.026cm" fo:padding-left="0.026cm" fo:padding-right="0.026cm" loext:decorative="false"/>
    </style:style>
    <style:style style:name="gr7" style:family="graphic" style:parent-style-name="standard">
      <style:graphic-properties draw:stroke="solid" svg:stroke-width="0.028cm" svg:stroke-color="#000000" draw:stroke-linejoin="miter" svg:stroke-linecap="square" draw:fill="none" fo:padding-top="0.014cm" fo:padding-bottom="0.014cm" fo:padding-left="0.014cm" fo:padding-right="0.014cm" loext:decorative="false"/>
    </style:style>
    <style:style style:name="gr8"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loext:decorative="false"/>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10pt" style:font-size-asian="10pt" style:font-size-complex="10pt"/>
    </style:style>
    <style:style style:name="P5" style:family="paragraph">
      <loext:graphic-properties draw:fill="solid" draw:fill-color="#ffffff" draw:opacity="80%"/>
    </style:style>
    <style:style style:name="T1" style:family="text">
      <style:text-properties fo:color="#000000" loext:opacity="100%" style:font-name="DejaVuSans" fo:font-size="10pt" fo:font-weight="normal" style:font-name-asian="DejaVuSans" style:font-size-asian="10pt" style:font-weight-asian="normal" style:font-name-complex="DejaVuSans"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8.74cm" svg:height="6.962cm" svg:x="1.609cm" svg:y="0.685cm" svg:viewBox="0 0 8741 6963" draw:points="0,0 8741,0 8741,6963 0,6963">
          <text:p/>
        </draw:polygon>
        <draw:line draw:style-name="gr2" draw:text-style-name="P2" draw:layer="layout" svg:x1="2.601cm" svg:y1="7.647cm" svg:x2="2.601cm" svg:y2="7.771cm">
          <text:p/>
        </draw:line>
        <draw:line draw:style-name="gr2" draw:text-style-name="P2" draw:layer="layout" svg:x1="3.737cm" svg:y1="7.647cm" svg:x2="3.737cm" svg:y2="7.771cm">
          <text:p/>
        </draw:line>
        <draw:frame draw:style-name="gr3" draw:text-style-name="P4" draw:layer="layout" svg:width="0.449cm" svg:height="0.412cm" svg:x="2.377cm" svg:y="7.835cm">
          <draw:text-box>
            <text:p text:style-name="P3"><text:span text:style-name="T1">10</text:span></text:p>
          </draw:text-box>
        </draw:frame>
        <draw:line draw:style-name="gr2" draw:text-style-name="P2" draw:layer="layout" svg:x1="4.873cm" svg:y1="7.647cm" svg:x2="4.873cm" svg:y2="7.771cm">
          <text:p/>
        </draw:line>
        <draw:frame draw:style-name="gr3" draw:text-style-name="P4" draw:layer="layout" svg:width="0.449cm" svg:height="0.412cm" svg:x="3.513cm" svg:y="7.835cm">
          <draw:text-box>
            <text:p text:style-name="P3"><text:span text:style-name="T1">20</text:span></text:p>
          </draw:text-box>
        </draw:frame>
        <draw:line draw:style-name="gr2" draw:text-style-name="P2" draw:layer="layout" svg:x1="6.009cm" svg:y1="7.647cm" svg:x2="6.009cm" svg:y2="7.771cm">
          <text:p/>
        </draw:line>
        <draw:frame draw:style-name="gr3" draw:text-style-name="P4" draw:layer="layout" svg:width="0.449cm" svg:height="0.412cm" svg:x="4.649cm" svg:y="7.835cm">
          <draw:text-box>
            <text:p text:style-name="P3"><text:span text:style-name="T1">30</text:span></text:p>
          </draw:text-box>
        </draw:frame>
        <draw:line draw:style-name="gr2" draw:text-style-name="P2" draw:layer="layout" svg:x1="7.146cm" svg:y1="7.647cm" svg:x2="7.146cm" svg:y2="7.771cm">
          <text:p/>
        </draw:line>
        <draw:frame draw:style-name="gr3" draw:text-style-name="P4" draw:layer="layout" svg:width="0.449cm" svg:height="0.412cm" svg:x="5.786cm" svg:y="7.835cm">
          <draw:text-box>
            <text:p text:style-name="P3"><text:span text:style-name="T1">40</text:span></text:p>
          </draw:text-box>
        </draw:frame>
        <draw:line draw:style-name="gr2" draw:text-style-name="P2" draw:layer="layout" svg:x1="8.282cm" svg:y1="7.647cm" svg:x2="8.282cm" svg:y2="7.771cm">
          <text:p/>
        </draw:line>
        <draw:frame draw:style-name="gr3" draw:text-style-name="P4" draw:layer="layout" svg:width="0.449cm" svg:height="0.412cm" svg:x="6.922cm" svg:y="7.835cm">
          <draw:text-box>
            <text:p text:style-name="P3"><text:span text:style-name="T1">50</text:span></text:p>
          </draw:text-box>
        </draw:frame>
        <draw:line draw:style-name="gr2" draw:text-style-name="P2" draw:layer="layout" svg:x1="9.418cm" svg:y1="7.647cm" svg:x2="9.418cm" svg:y2="7.771cm">
          <text:p/>
        </draw:line>
        <draw:frame draw:style-name="gr3" draw:text-style-name="P4" draw:layer="layout" svg:width="0.449cm" svg:height="0.412cm" svg:x="8.058cm" svg:y="7.835cm">
          <draw:text-box>
            <text:p text:style-name="P3"><text:span text:style-name="T1">60</text:span></text:p>
          </draw:text-box>
        </draw:frame>
        <draw:frame draw:style-name="gr3" draw:text-style-name="P4" draw:layer="layout" svg:width="0.449cm" svg:height="0.412cm" svg:x="9.194cm" svg:y="7.835cm">
          <draw:text-box>
            <text:p text:style-name="P3"><text:span text:style-name="T1">70</text:span></text:p>
          </draw:text-box>
        </draw:frame>
        <draw:line draw:style-name="gr2" draw:text-style-name="P2" draw:layer="layout" svg:x1="1.609cm" svg:y1="7.331cm" svg:x2="1.486cm" svg:y2="7.331cm">
          <text:p/>
        </draw:line>
        <draw:frame draw:style-name="gr3" draw:text-style-name="P4" draw:layer="layout" svg:width="4.249cm" svg:height="0.412cm" svg:x="3.846cm" svg:y="8.318cm">
          <draw:text-box>
            <text:p text:style-name="P3"><text:span text:style-name="T1">Amplitude do sinal (mV)</text:span></text:p>
          </draw:text-box>
        </draw:frame>
        <draw:line draw:style-name="gr2" draw:text-style-name="P2" draw:layer="layout" svg:x1="1.609cm" svg:y1="6.065cm" svg:x2="1.486cm" svg:y2="6.065cm">
          <text:p/>
        </draw:line>
        <draw:frame draw:style-name="gr3" draw:text-style-name="P4" draw:layer="layout" svg:width="0.561cm" svg:height="0.412cm" svg:x="0.802cm" svg:y="7.138cm">
          <draw:text-box>
            <text:p text:style-name="P3"><text:span text:style-name="T1">0.0</text:span></text:p>
          </draw:text-box>
        </draw:frame>
        <draw:line draw:style-name="gr2" draw:text-style-name="P2" draw:layer="layout" svg:x1="1.609cm" svg:y1="4.799cm" svg:x2="1.486cm" svg:y2="4.799cm">
          <text:p/>
        </draw:line>
        <draw:frame draw:style-name="gr3" draw:text-style-name="P4" draw:layer="layout" svg:width="0.561cm" svg:height="0.412cm" svg:x="0.802cm" svg:y="5.872cm">
          <draw:text-box>
            <text:p text:style-name="P3"><text:span text:style-name="T1">0.2</text:span></text:p>
          </draw:text-box>
        </draw:frame>
        <draw:line draw:style-name="gr2" draw:text-style-name="P2" draw:layer="layout" svg:x1="1.609cm" svg:y1="3.533cm" svg:x2="1.486cm" svg:y2="3.533cm">
          <text:p/>
        </draw:line>
        <draw:frame draw:style-name="gr3" draw:text-style-name="P4" draw:layer="layout" svg:width="0.561cm" svg:height="0.412cm" svg:x="0.802cm" svg:y="4.606cm">
          <draw:text-box>
            <text:p text:style-name="P3"><text:span text:style-name="T1">0.4</text:span></text:p>
          </draw:text-box>
        </draw:frame>
        <draw:line draw:style-name="gr2" draw:text-style-name="P2" draw:layer="layout" svg:x1="1.609cm" svg:y1="2.267cm" svg:x2="1.486cm" svg:y2="2.267cm">
          <text:p/>
        </draw:line>
        <draw:frame draw:style-name="gr3" draw:text-style-name="P4" draw:layer="layout" svg:width="0.561cm" svg:height="0.412cm" svg:x="0.802cm" svg:y="3.34cm">
          <draw:text-box>
            <text:p text:style-name="P3"><text:span text:style-name="T1">0.6</text:span></text:p>
          </draw:text-box>
        </draw:frame>
        <draw:line draw:style-name="gr2" draw:text-style-name="P2" draw:layer="layout" svg:x1="1.609cm" svg:y1="1.001cm" svg:x2="1.486cm" svg:y2="1.001cm">
          <text:p/>
        </draw:line>
        <draw:frame draw:style-name="gr3" draw:text-style-name="P4" draw:layer="layout" svg:width="0.561cm" svg:height="0.412cm" svg:x="0.802cm" svg:y="2.074cm">
          <draw:text-box>
            <text:p text:style-name="P3"><text:span text:style-name="T1">0.8</text:span></text:p>
          </draw:text-box>
        </draw:frame>
        <draw:frame draw:style-name="gr3" draw:text-style-name="P4" draw:layer="layout" svg:width="0.561cm" svg:height="0.412cm" svg:x="0.802cm" svg:y="0.808cm">
          <draw:text-box>
            <text:p text:style-name="P3"><text:span text:style-name="T1">1.0</text:span></text:p>
          </draw:text-box>
        </draw:frame>
        <draw:polyline draw:style-name="gr4" draw:text-style-name="P2" draw:layer="layout" svg:width="7.946cm" svg:height="6.33cm" svg:x="2.006cm" svg:y="1.001cm" svg:viewBox="0 0 7947 6331" draw:points="0,0 2343,0 2481,3128 2481,3027 2502,3179 2502,3103 2604,3356 2604,3020 2635,3147 2635,3027 2650,3267 2650,3229 2681,3198 2681,3115 2778,4913 2778,4533 2788,4698 2788,4615 2839,4558 2849,4685 2849,4622 2855,4881 2855,4660 2952,4793 2952,4596 2982,4685 2982,4660 3003,4888 3003,4653 3146,4742 3146,4691 3177,4875 3177,4622 3207,4831 3207,4761 3212,4926 3212,4698 3218,4805 3218,4691 3356,4812 3356,4691 3540,4932 3540,4888 3550,4748 3550,4666 3673,4742 3673,4672 3693,4843 3693,4761 3744,4881 3744,4767 3749,4812 3749,4736 3765,4812 3765,4698 3872,5356 3872,5172 3887,5160 3887,5103 3898,5419 3898,5147 3923,5565 3923,5546 4051,6147 4051,6116 4255,6331 7947,6331">
          <text:p/>
        </draw:polyline>
        <draw:polyline draw:style-name="gr5" draw:text-style-name="P2" draw:layer="layout" svg:width="7.946cm" svg:height="6.33cm" svg:x="2.006cm" svg:y="1.001cm" svg:viewBox="0 0 7947 6331" draw:points="0,0 2343,0 2481,5014 2481,4691 2502,6331 7947,6331">
          <text:p/>
        </draw:polyline>
        <draw:polyline draw:style-name="gr6" draw:text-style-name="P2" draw:layer="layout" svg:width="7.946cm" svg:height="6.33cm" svg:x="2.006cm" svg:y="1.001cm" svg:viewBox="0 0 7947 6331" draw:points="0,0 2343,0 2481,4723 2481,4672 2502,5033 2502,4850 2604,4793 2604,4672 2635,5331 2635,5166 2650,6324 2650,5945 2681,6331 2681,6324 2788,6331 7947,6331">
          <text:p/>
        </draw:polyline>
        <draw:line draw:style-name="gr7" draw:text-style-name="P2" draw:layer="layout" svg:x1="1.609cm" svg:y1="7.647cm" svg:x2="1.609cm" svg:y2="0.685cm">
          <text:p/>
        </draw:line>
        <draw:line draw:style-name="gr7" draw:text-style-name="P2" draw:layer="layout" svg:x1="10.349cm" svg:y1="7.647cm" svg:x2="10.349cm" svg:y2="0.685cm">
          <text:p/>
        </draw:line>
        <draw:line draw:style-name="gr7" draw:text-style-name="P2" draw:layer="layout" svg:x1="1.609cm" svg:y1="7.647cm" svg:x2="10.349cm" svg:y2="7.647cm">
          <text:p/>
        </draw:line>
        <draw:line draw:style-name="gr7" draw:text-style-name="P2" draw:layer="layout" svg:x1="1.609cm" svg:y1="0.685cm" svg:x2="10.349cm" svg:y2="0.685cm">
          <text:p/>
        </draw:line>
        <draw:frame draw:style-name="gr3" draw:text-style-name="P4" draw:layer="layout" svg:width="0.709cm" svg:height="0.412cm" draw:transform="rotate (1.5707963267949) translate (0.26cm 4.521cm)">
          <draw:text-box>
            <text:p text:style-name="P3"><text:span text:style-name="T1">BER</text:span></text:p>
          </draw:text-box>
        </draw:frame>
        <draw:path draw:style-name="gr8" draw:text-style-name="P5" draw:layer="layout" svg:width="4.626cm" svg:height="1.659cm" svg:x="5.547cm" svg:y="0.861cm" svg:viewBox="0 0 4627 1660" svg:d="M70 1660h4486c47 0 71-24 71-71v-1518c0-48-24-71-71-71h-4486c-47 0-70 23-70 71v1518c0 47 23 71 70 71z">
          <text:p/>
        </draw:path>
        <draw:polyline draw:style-name="gr4" draw:text-style-name="P2" draw:layer="layout" svg:width="0.704cm" svg:height="0cm" svg:x="5.688cm" svg:y="1.147cm" svg:viewBox="0 0 705 0" draw:points="0,0 352,0 705,0">
          <text:p/>
        </draw:polyline>
        <draw:polyline draw:style-name="gr5" draw:text-style-name="P2" draw:layer="layout" svg:width="0.704cm" svg:height="0cm" svg:x="5.688cm" svg:y="1.664cm" svg:viewBox="0 0 705 0" draw:points="0,0 352,0 705,0">
          <text:p/>
        </draw:polyline>
        <draw:frame draw:style-name="gr3" draw:text-style-name="P4" draw:layer="layout" svg:width="3.352cm" svg:height="0.412cm" svg:x="6.676cm" svg:y="0.943cm">
          <draw:text-box>
            <text:p text:style-name="P3"><text:span text:style-name="T1">Razão cíclica = 0.2</text:span></text:p>
          </draw:text-box>
        </draw:frame>
        <draw:polyline draw:style-name="gr6" draw:text-style-name="P2" draw:layer="layout" svg:width="0.704cm" svg:height="0cm" svg:x="5.688cm" svg:y="2.182cm" svg:viewBox="0 0 705 0" draw:points="0,0 352,0 705,0">
          <text:p/>
        </draw:polyline>
        <draw:frame draw:style-name="gr3" draw:text-style-name="P4" draw:layer="layout" svg:width="3.352cm" svg:height="0.412cm" svg:x="6.676cm" svg:y="1.461cm">
          <draw:text-box>
            <text:p text:style-name="P3"><text:span text:style-name="T1">Razão cíclica = 0.5</text:span></text:p>
          </draw:text-box>
        </draw:frame>
        <draw:frame draw:style-name="gr3" draw:text-style-name="P4" draw:layer="layout" svg:width="3.352cm" svg:height="0.412cm" svg:x="6.676cm" svg:y="1.978cm">
          <draw:text-box>
            <text:p text:style-name="P3"><text:span text:style-name="T1">Razão cíclica = 0.8</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1.277cm" fo:page-height="9.0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date>2025-12-15T14:45:03.950549500</dc:date>
    <meta:editing-duration>PT55S</meta:editing-duration>
    <meta:editing-cycles>1</meta:editing-cycles>
    <meta:document-statistic meta:object-count="43"/>
    <meta:generator>LibreOffice/25.8.3.2$Windows_X86_64 LibreOffice_project/8ca8d55c161d602844f5428fa4b58097424e324e</meta:generator>
  </office:meta>
</office:document-meta>
</file>